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f9dc"/>
    </style:style>
    <style:style style:name="P2" style:family="paragraph" style:parent-style-name="Standard">
      <style:text-properties officeooo:paragraph-rsid="00184e9b"/>
    </style:style>
    <style:style style:name="P3" style:family="paragraph" style:parent-style-name="Standard">
      <style:text-properties officeooo:paragraph-rsid="001d361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officeooo:rsid="0017569d" officeooo:paragraph-rsid="0017569d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569d" officeooo:paragraph-rsid="0017569d"/>
    </style:style>
    <style:style style:name="P6" style:family="paragraph" style:parent-style-name="Standard">
      <style:text-properties officeooo:rsid="0017f9dc" officeooo:paragraph-rsid="0017f9dc"/>
    </style:style>
    <style:style style:name="P7" style:family="paragraph" style:parent-style-name="Standard">
      <style:text-properties officeooo:rsid="00184e9b" officeooo:paragraph-rsid="00184e9b"/>
    </style:style>
    <style:style style:name="P8" style:family="paragraph" style:parent-style-name="Standard">
      <style:text-properties officeooo:rsid="00190ae8" officeooo:paragraph-rsid="00184e9b"/>
    </style:style>
    <style:style style:name="P9" style:family="paragraph" style:parent-style-name="Standard">
      <style:text-properties officeooo:rsid="00190ae8" officeooo:paragraph-rsid="00190ae8"/>
    </style:style>
    <style:style style:name="P10" style:family="paragraph" style:parent-style-name="Standard">
      <style:text-properties officeooo:rsid="001a8f50" officeooo:paragraph-rsid="001a8f50"/>
    </style:style>
    <style:style style:name="P11" style:family="paragraph" style:parent-style-name="Standard">
      <style:text-properties officeooo:rsid="001d361d" officeooo:paragraph-rsid="001d361d"/>
    </style:style>
    <style:style style:name="P12" style:family="paragraph" style:parent-style-name="Standard">
      <style:text-properties officeooo:rsid="00228ed5" officeooo:paragraph-rsid="00228ed5"/>
    </style:style>
    <style:style style:name="P13" style:family="paragraph" style:parent-style-name="Standard">
      <style:text-properties officeooo:rsid="001e2113" officeooo:paragraph-rsid="001e2113"/>
    </style:style>
    <style:style style:name="P14" style:family="paragraph" style:parent-style-name="Standard">
      <style:text-properties officeooo:rsid="001e2560" officeooo:paragraph-rsid="001e2560"/>
    </style:style>
    <style:style style:name="P15" style:family="paragraph" style:parent-style-name="Standard">
      <style:text-properties officeooo:rsid="001e7214" officeooo:paragraph-rsid="001e7214"/>
    </style:style>
    <style:style style:name="P16" style:family="paragraph" style:parent-style-name="Standard">
      <style:text-properties officeooo:rsid="001fa2bd" officeooo:paragraph-rsid="001fa2bd"/>
    </style:style>
    <style:style style:name="P17" style:family="paragraph" style:parent-style-name="Standard">
      <style:text-properties officeooo:rsid="00215c2e" officeooo:paragraph-rsid="00215c2e"/>
    </style:style>
    <style:style style:name="P18" style:family="paragraph" style:parent-style-name="Standard">
      <style:text-properties officeooo:rsid="001bb5db" officeooo:paragraph-rsid="001bb5db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officeooo:rsid="0017569d" officeooo:paragraph-rsid="0017569d" style:font-name-asian="Times New Roman" style:font-size-asian="24pt" style:font-name-complex="Times New Roman" style:font-size-complex="24pt"/>
    </style:style>
    <style:style style:name="P20" style:family="paragraph" style:parent-style-name="Standard">
      <style:text-properties officeooo:rsid="00253564" officeooo:paragraph-rsid="00253564"/>
    </style:style>
    <style:style style:name="P21" style:family="paragraph" style:parent-style-name="Standard">
      <style:text-properties officeooo:rsid="002698a3" officeooo:paragraph-rsid="002698a3"/>
    </style:style>
    <style:style style:name="P22" style:family="paragraph" style:parent-style-name="Standard">
      <style:text-properties officeooo:rsid="00283253" officeooo:paragraph-rsid="00283253"/>
    </style:style>
    <style:style style:name="P23" style:family="paragraph" style:parent-style-name="Standard">
      <style:text-properties officeooo:rsid="0017f9dc" officeooo:paragraph-rsid="0029cafa"/>
    </style:style>
    <style:style style:name="T1" style:family="text">
      <style:text-properties officeooo:rsid="0017f9dc"/>
    </style:style>
    <style:style style:name="T2" style:family="text">
      <style:text-properties officeooo:rsid="00184e9b"/>
    </style:style>
    <style:style style:name="T3" style:family="text">
      <style:text-properties officeooo:rsid="00190ae8"/>
    </style:style>
    <style:style style:name="T4" style:family="text">
      <style:text-properties officeooo:rsid="001d361d"/>
    </style:style>
    <style:style style:name="T5" style:family="text">
      <style:text-properties officeooo:rsid="00253564"/>
    </style:style>
    <style:style style:name="T6" style:family="text">
      <style:text-properties officeooo:rsid="0029c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KEY</text:p>
      <text:p text:style-name="P4">Computer Science: Program Your Own RPG</text:p>
      <text:p text:style-name="P5"/>
      <text:p text:style-name="P6">Things we’ve learned:</text:p>
      <text:p text:style-name="P6"/>
      <text:p text:style-name="P6">Variables:</text:p>
      <text:p text:style-name="P6">boolean <text:tab/>\\true, false</text:p>
      <text:p text:style-name="P6">char <text:tab/><text:tab/>\\ ‘a’, ‘b’, ‘_’</text:p>
      <text:p text:style-name="P6">String<text:tab/><text:tab/>\\ “Hello World!”</text:p>
      <text:p text:style-name="P6">int <text:tab/><text:tab/>\\ 5, 0, -362</text:p>
      <text:p text:style-name="P6">double <text:tab/><text:tab/>\\ 0.0, 1.5, 0.0000001</text:p>
      <text:p text:style-name="P6"/>
      <text:p text:style-name="P6">Arithmetic Operators:</text:p>
      <text:p text:style-name="P6">int x = 20; int y = 4;</text:p>
      <text:p text:style-name="P1"><text:span text:style-name="T1">+<text:tab/><text:tab/>\\ x + y </text:span><text:span text:style-name="T2">or “string1” + “string2” (concatenation)</text:span></text:p>
      <text:p text:style-name="P6">-<text:tab/><text:tab/>\\ x – y</text:p>
      <text:p text:style-name="P6">/<text:tab/><text:tab/>\\ x / y</text:p>
      <text:p text:style-name="P6">*<text:tab/><text:tab/>\\ x * y</text:p>
      <text:p text:style-name="P6">%<text:tab/><text:tab/>\\ x % y (modulo or modulus)</text:p>
      <text:p text:style-name="P7">=<text:tab/><text:tab/>\\ x = y</text:p>
      <text:p text:style-name="P2"><text:span text:style-name="T2">+=<text:tab/><text:tab/></text:span><text:span text:style-name="T3">\\ x += y</text:span></text:p>
      <text:p text:style-name="P2"><text:span text:style-name="T2">-=<text:tab/><text:tab/></text:span><text:span text:style-name="T3">\\ x -= y</text:span></text:p>
      <text:p text:style-name="P2"><text:span text:style-name="T2">/=<text:tab/><text:tab/></text:span><text:span text:style-name="T3">\\ x /= y </text:span></text:p>
      <text:p text:style-name="P2"><text:span text:style-name="T2">*=<text:tab/><text:tab/></text:span><text:span text:style-name="T3">\\ x *= y</text:span></text:p>
      <text:p text:style-name="P2"><text:span text:style-name="T2">%=<text:tab/><text:tab/></text:span><text:span text:style-name="T3">\\ x %= y</text:span></text:p>
      <text:p text:style-name="P8"/>
      <text:p text:style-name="P9">Boolean Operators:</text:p>
      <text:p text:style-name="P9">boolean b = true; boolean c = false;</text:p>
      <text:p text:style-name="P10">&amp;&amp;<text:tab/><text:tab/>\\ b &amp;&amp; c (and)</text:p>
      <text:p text:style-name="P10">||<text:tab/><text:tab/>\\ b || c (or)</text:p>
      <text:p text:style-name="P10">!<text:tab/><text:tab/>\\ !b (not)</text:p>
      <text:p text:style-name="P6"/>
      <text:p text:style-name="P11">Relational Operators:</text:p>
      <text:p text:style-name="P3"><text:span text:style-name="T4">double</text:span><text:span text:style-name="T1"> x = 2.</text:span><text:span text:style-name="T4">5</text:span><text:span text:style-name="T1">; </text:span><text:span text:style-name="T4">double</text:span><text:span text:style-name="T1"> y = </text:span><text:span text:style-name="T4">2.3</text:span><text:span text:style-name="T1">;</text:span></text:p>
      <text:p text:style-name="P11">==<text:tab/><text:tab/>\\ x == y (equals)</text:p>
      <text:p text:style-name="P11">&lt;=<text:tab/><text:tab/>\\ x &lt;= y (less than or equal to)</text:p>
      <text:p text:style-name="P11">&lt;<text:tab/><text:tab/>\\ x &lt; y (less than)</text:p>
      <text:p text:style-name="P11">&gt;=<text:tab/><text:tab/>\\ x &gt;= y (greater than or equal to)</text:p>
      <text:p text:style-name="P11">&gt;<text:tab/><text:tab/>\\ x &gt; y (greater than)</text:p>
      <text:p text:style-name="P6"/>
      <text:p text:style-name="P11">A Class &lt;name&gt;.java:</text:p>
      <text:p text:style-name="P11">public class &lt;name&gt;{ ….}</text:p>
      <text:p text:style-name="P6"/>
      <text:p text:style-name="P11">Main Method:</text:p>
      <text:p text:style-name="P11">public static void main(String[] args){ ….}</text:p>
      <text:p text:style-name="P6"/>
      <text:p text:style-name="P12">Using Arguments:</text:p>
      <text:p text:style-name="P12">args[0], args[1], … <text:tab/>\\the first argument, the second argument, ...</text:p>
      <text:p text:style-name="P11"><text:soft-page-break/>Compiling:</text:p>
      <text:p text:style-name="P11">javac &lt;name&gt;.java</text:p>
      <text:p text:style-name="P11">java &lt;name&gt; &lt;optional arguments&gt;</text:p>
      <text:p text:style-name="P11">dir (see all the files), cd (change directory), G: (change drives)</text:p>
      <text:p text:style-name="P11"/>
      <text:p text:style-name="P13">Casting and converting types:</text:p>
      <text:p text:style-name="P13">String s = “4”</text:p>
      <text:p text:style-name="P13">int i = Integer.getInt(s);</text:p>
      <text:p text:style-name="P13">double d = Double.getDouble(s);</text:p>
      <text:p text:style-name="P14">i = (int)d;</text:p>
      <text:p text:style-name="P14">d = (double)i/4;</text:p>
      <text:p text:style-name="P15">s = “” + 5;</text:p>
      <text:p text:style-name="P15"/>
      <text:p text:style-name="P16">If statements:</text:p>
      <text:p text:style-name="P16">if(&lt;boolean operation&gt;){ … }</text:p>
      <text:p text:style-name="P16">else if (&lt;boolean operation&gt;){ … }</text:p>
      <text:p text:style-name="P16">else{ … }</text:p>
      <text:p text:style-name="P16"/>
      <text:p text:style-name="P17">Block of code: {…}</text:p>
      <text:p text:style-name="P17">Statement: ….;</text:p>
      <text:p text:style-name="P12">Package: A folder which holds many classes</text:p>
      <text:p text:style-name="P12"/>
      <text:p text:style-name="P12">Importing:</text:p>
      <text:p text:style-name="P12">import java.util.Scanner<text:tab/>\\Import one thing</text:p>
      <text:p text:style-name="P12">import java.util.*<text:tab/><text:tab/>\\Imports everything</text:p>
      <text:p text:style-name="P12"/>
      <text:p text:style-name="P12">Using the Scanner:</text:p>
      <text:p text:style-name="P12">Scanner input = new Scanner();</text:p>
      <text:p text:style-name="P12">String s = input.nextLine();</text:p>
      <text:p text:style-name="P12">Int I = input.<text:span text:style-name="T5">parse</text:span>Int();</text:p>
      <text:p text:style-name="P12">Double d = input.<text:span text:style-name="T5">parse</text:span>Double();</text:p>
      <text:p text:style-name="P12">input.close();</text:p>
      <text:p text:style-name="P12"/>
      <text:p text:style-name="P20">Checking for errors:</text:p>
      <text:p text:style-name="P21">try{</text:p>
      <text:p text:style-name="P21">...</text:p>
      <text:p text:style-name="P21">}catch(Exception e){ … }</text:p>
      <text:p text:style-name="P21"/>
      <text:p text:style-name="P22">Comments:</text:p>
      <text:p text:style-name="P22">\\ One line comment</text:p>
      <text:p text:style-name="P22">\*</text:p>
      <text:p text:style-name="P22">*Multiline comment.</text:p>
      <text:p text:style-name="P22">*\</text:p>
      <text:p text:style-name="P18">-Parenthesis work just as they do in math.</text:p>
      <text:p text:style-name="P6"/>
      <text:p text:style-name="P23"><text:span text:style-name="T6">Loops:</text:span></text:p>
      <text:p text:style-name="P23"><text:span text:style-name="T6">for(int i = 0; i &lt; 5; i++){}</text:span></text:p>
      <text:p text:style-name="P23"><text:span text:style-name="T6">for(int i = 0; i &lt; 5; i++){}</text:span></text:p>
      <text:p text:style-name="P23"><text:span text:style-name="T6">for(int i = 0; i &lt; 5; i++){}</text:span></text:p>
      <text:p text:style-name="P23"><text:soft-page-break/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Nakayama</meta:initial-creator>
    <meta:creation-date>2014-07-07T23:40:26</meta:creation-date>
    <dc:date>2014-07-10T16:11:04</dc:date>
    <dc:creator>Brian Nakayama</dc:creator>
    <meta:editing-duration>PT8H13M2S</meta:editing-duration>
    <meta:editing-cycles>19</meta:editing-cycles>
    <meta:generator>LibreOffice/3.6$Linux_X86_64 LibreOffice_project/360m1$Build-2</meta:generator>
    <meta:document-statistic meta:table-count="0" meta:image-count="0" meta:object-count="0" meta:page-count="3" meta:paragraph-count="82" meta:word-count="364" meta:character-count="1811" meta:non-whitespace-character-count="1497"/>
  </office:meta>
</office:document-meta>
</file>